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ma Mono" svg:font-family="'Alma Mono'"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1">
      <style:text-properties officeooo:rsid="0012219e" officeooo:paragraph-rsid="0012219e"/>
    </style:style>
    <style:style style:name="P2" style:family="paragraph" style:parent-style-name="Heading_20_1">
      <style:text-properties officeooo:paragraph-rsid="0012219e"/>
    </style:style>
    <style:style style:name="P3" style:family="paragraph" style:parent-style-name="Text_20_body">
      <style:text-properties officeooo:rsid="0012219e" officeooo:paragraph-rsid="0012219e"/>
    </style:style>
    <style:style style:name="P4" style:family="paragraph" style:parent-style-name="Text_20_body">
      <style:text-properties style:font-name="Alma Mono" officeooo:rsid="0012219e" officeooo:paragraph-rsid="0012219e"/>
    </style:style>
    <style:style style:name="P5" style:family="paragraph" style:parent-style-name="Title">
      <style:text-properties officeooo:rsid="0012219e" officeooo:paragraph-rsid="0012219e"/>
    </style:style>
    <style:style style:name="T1" style:family="text">
      <style:text-properties officeooo:rsid="001221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kumentation</text:p>
      <text:h text:style-name="P2" text:outline-level="1"><text:span text:style-name="T1">Ziel:</text:span></text:h>
      <text:p text:style-name="P3">Das Hamming modul lässt einen in python leicht Hamming codes codieren und dekodieren. Der Hamming code ist ein fehlerkorrigierender Zusatz, den man mit daten verschicken kann, um eventuell Fehlerhafte übertragungen zu vermeiden.</text:p>
      <text:h text:style-name="P1" text:outline-level="1">Nutzung:</text:h>
      <text:p text:style-name="P3">Als erstes kann man das modul importieren:</text:p>
      <text:p text:style-name="P4">from Hamming import encode_hamming, decode_hamming</text:p>
      <text:p text:style-name="P3">von dem modul werden zwei funktionen verwendet (encode_hamming &amp; decode_hamming). Sie nehmen beide ein bits-ähnliches objekt wie ein string, eine liste oder ein bitarray. Sie kreieren codes oder dekodieren diese dann. Die rückgabe ist ein bits-ähnliches objekt mit dem datentyp der Eingabe.</text:p>
      <text:p text:style-name="P3">Beispiele:</text:p>
      <text:p text:style-name="P4">bits = “100101”</text:p>
      <text:p text:style-name="P4">ham = encode_hamming(bits)</text:p>
      <text:p text:style-name="P4">bits = decode_hamming(ham)</text:p>
      <text:p text:style-name="P4">print(bits)</text:p>
      <text:p text:style-name="P4"># Rückgabe: 100101</text:p>
      <text:h text:style-name="P1" text:outline-level="1">Funktionsweise:</text:h>
      <text:p text:style-name="P3">Um Hamming codes zu erstellen, fügt man zu den bits an alle stellen 2**x eine zahl ein. Die zahl die in dieser Verteilung eingefügt wird, wird generiert indem die zahlen der stellen aller einsen in den bits (stellen nach dem hypotetischem Einfügen des codes) mit einem XOR kombiniert werden.</text:p>
      <text:p text:style-name="P3">Für die dekodierung berechnet man diese Zahl wieder mit den datenbits. Diese und die Korrekturbits können dan mit einem XOR kombiniert werden. Kommt eine 0 raus, liegen keine fehler vor. Kommt etwas anderes raus, gibt es entweder einen fehler, in welchem fall die ausgabe dieser rechner die position des falschen bits ist, oder mehrere fehler, in welchem fall man die Korrekte Ausgabe nicht bestimmen kann.</text:p>
      <text:h text:style-name="P2" text:outline-level="1"><text:soft-page-break/><text:span text:style-name="T1">Beispielprogram:</text:span></text:h>
      <text:p text:style-name="P3">Als beispielprogramm liegt example.py vor. Dieses nimmt als input e für codieren, d für dekodieren und q um es zu stoppen. Es fragt nach den bits an denen gearbeitet werden soll. Es codiert oder dekodiert diese dann und gibt das Ergebnis zurü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ma Mono" svg:font-family="'Alma Mono'"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s Baumann</meta:initial-creator>
    <meta:creation-date>2021-12-01T02:47:28.946166209</meta:creation-date>
    <meta:generator>LibreOffice/7.2.3.2$Linux_X86_64 LibreOffice_project/20$Build-2</meta:generator>
    <dc:date>2021-12-01T03:03:54.231835096</dc:date>
    <dc:creator>Lukas Baumann</dc:creator>
    <meta:editing-duration>PT16M26S</meta:editing-duration>
    <meta:editing-cycles>1</meta:editing-cycles>
    <meta:document-statistic meta:table-count="0" meta:image-count="0" meta:object-count="0" meta:page-count="2" meta:paragraph-count="18" meta:word-count="261" meta:character-count="1715" meta:non-whitespace-character-count="1472"/>
  </office:meta>
</office:document-meta>
</file>